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b76f" style:font-weight-asian="bold" style:font-weight-complex="bold"/>
    </style:style>
    <style:style style:name="P4" style:family="paragraph" style:parent-style-name="Standard">
      <style:paragraph-properties fo:text-align="justify" style:justify-single-word="false"/>
      <style:text-properties fo:font-weight="bold" officeooo:paragraph-rsid="0019b76f"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19b76f" style:font-weight-asian="normal" style:font-weight-complex="normal"/>
    </style:style>
    <style:style style:name="T1" style:family="text">
      <style:text-properties fo:background-color="#ff4500" loext:char-shading-value="0"/>
    </style:style>
    <style:style style:name="T2" style:family="text">
      <style:text-properties fo:background-color="#ff4500" loext:char-shading-value="0"/>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fo:background-color="#ffffff"/>
    </style:style>
    <style:style style:name="T5" style:family="text">
      <style:text-properties fo:font-weight="normal" officeooo:rsid="002a6de1" style:font-weight-asian="normal" style:font-weight-complex="normal"/>
    </style:style>
    <style:style style:name="T6" style:family="text">
      <style:text-properties fo:font-weight="normal" fo:background-color="#ff4500" loext:char-shading-value="0" style:font-weight-asian="normal" style:font-weight-complex="normal"/>
    </style:style>
    <style:style style:name="T7" style:family="text">
      <style:text-properties fo:font-weight="normal" fo:background-color="#ff4500" loext:char-shading-value="0" style:font-weight-asian="normal" style:font-weight-complex="normal"/>
    </style:style>
    <style:style style:name="T8" style:family="text">
      <style:text-properties fo:font-weight="normal" officeooo:rsid="002a6de1" fo:background-color="#ff4500" loext:char-shading-value="0" style:font-weight-asian="normal" style:font-weight-complex="normal"/>
    </style:style>
    <style:style style:name="T9" style:family="text">
      <style:text-properties fo:font-weight="normal" fo:background-color="#a9a9a9" loext:char-shading-value="0" style:font-weight-asian="normal" style:font-weight-complex="normal"/>
    </style:style>
    <style:style style:name="T10" style:family="text">
      <style:text-properties fo:font-weight="normal" fo:background-color="#a9a9a9"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udios genéticos cuantitativos con aplicaciones en fitomejoramiento en la era ómica</text:p>
      <text:p text:style-name="P1"/>
      <text:p text:style-name="P5"><text:span text:style-name="T2">La genética cuantitativa se ocupa de la herencia de rasgos biológicos que muestran una variación fenotípica continua (o cuantitativa). Los rasgos cuantitativos son comunes y han sido ampliamente investigados y estudiados en estudios evolutivos y genéticos y en el mejoramiento de plantas y animales. Los rasgos cuantitativos normalmente están controlados por múltiples genes con varios tipos de efectos genéticos, y sus fenotipos se modifican fácilmente por la variación ambiental.</text:span> <text:span text:style-name="T2">Sobre la base de la hipótesis multifactorial de los rasgos cuantitativos, las teorías clásicas de la genética cuantitativa (también denominada genética estadística en los primeros años) estaban bien establecidas en la década de 1940, debido principalmente a las contribuciones de R.A. Fisher, J. B. S. Haldane y S. Wright.</text:span> Gracias a la publicación de monografías de Mather [1], Kempthorne [2] y Falconer [3], la genética cuantitativa se ha difundido ampliamente en los países occidentales desde 1950 y ha contribuido enormemente a la mejora de plantas y animales en el siglo XX. En China, la genética cuantitativa comenzó a enseñarse en los colegios y universidades agrícolas como un curso académico de posgrado desde finales de la década de 1970 hasta principios de la de 1980, gracias en parte a la publicación de libros de texto de Wu [4], Ma [5] y Liu et al. . [6].</text:p>
      <text:p text:style-name="P5"/>
      <text:p text:style-name="P5"><text:span text:style-name="T2">El rápido progreso en biología molecular y genómica ha tenido un impacto fundamental en los estudios teóricos y aplicados de la genética cuantitativa</text:span> desde el artículo histórico de Lander y Botstein [7]. <text:span text:style-name="T2">En la era de las ómicas, la disponibilidad de mapas de ligamiento genético a escala fina y tecnologías de genotipado de fácil acceso ha llevado al progreso en la teoría de la genética cuantitativa, junto con el uso intensivo del mapeo de locus de rasgos cuantitativos (QTL) y la clonación basada en mapas en el estudio genético de rasgos cuantitativos en plantas, animales y humanos. Como consecuencia, se han desarrollado nuevos métodos de mejoramiento molecular, incluida la selección asistida por marcadores, el mejoramiento diseñado y la selección genómica</text:span>. Dos libros de texto chinos recientes de Kong [8] y Wang [9] cubrieron teorías clásicas y modernas y aplicaciones de mejoramiento tanto de la genética cuantitativa como de la población. Dos libros profesionales editados por Gai et al. [10] y Wang et al. [11], describen algunos de los principales logros en la investigación genética cuantitativa teórica y aplicada durante los últimos 30 años en China. </text:p>
      <text:p text:style-name="P5"/>
      <text:p text:style-name="P5">Del 8 al 10 de mayo de 2000, el Prof. Huidong Mo, un biométrico y genetista cuantitativo famoso en China, organizó una reunión sobre genética cuantitativa en la Universidad de Yangzhou. Dos distinguidos científicos, el Prof. Changxin Wu (Universidad Agrícola de China, Académico de la Academia de Ciencias de China) y el Prof. Junyi Gai (Universidad Agrícola de Nanjing, Académico de la Academia de Ingeniería de China) asistieron a la reunión. Durante la reunión, los dos profesores y otros participantes abogaron por que la reunión se celebre regularmente una vez cada dos años y nombraron la reunión en Yangzhou como el primer Simposio Nacional sobre Genética Cuantitativa en Plantas y Animales. Dos años más tarde, según lo programado, el profesor Wu organizó el segundo simposio en el Hotel Xiangshan, Beijing, en línea con las Conferencias de la Serie Científica Xiangshan dirigidas por la Academia de Ciencias de China. A partir de entonces, la serie de simposios se convirtió en un evento importante en la comunidad científica china. El octavo simposio (http://qgc2019.isbreeding.net/) se llevó a cabo del 26 al 28 de agosto de 2019 en el Hotel Amistad de Beijing. Se invitó a dieciocho presentaciones sobre seis temas: (1) áreas nuevas y futuras de la genética cuantitativa; (2) estudios de genética cuantitativa basados ​​en ómicas; (3) análisis genético y mapeo de genes de rasgos cuantitativos; (4) disección del genoma completo y predicción de rasgos cuantitativos; (5) teorías genéticas cuantitativas para el mejoramiento molecular; y (6) aplicaciones de la genética cuantitativa. Alrededor de 120 investigadores y estudiantes de posgrado asistieron al simposio. Distinguidos invitados, el profesor Huqu Zhai (ex presidente de CAAS), el profesor Laifu Liu (Universidad Normal de Beijing) y el profesor Chunming Liu (director general del Instituto de Ciencias <text:soft-page-break/>de los Cultivos, CAAS) asistieron al simposio y pronunciaron discursos durante la ceremonia de apertura. En apoyo al simposio, The Crop Journal organizó un número especial con el título “La genética cuantitativa en la era de las ómicas”. Después de la revisión por pares, finalmente se seleccionaron 17 artículos, incluido un artículo de revisión sobre selección genómica [12], cinco artículos sobre métodos analíticos y herramientas para rasgos cuantitativos [13–17], seis artículos sobre estudios genéticos de rasgos cuantitativos [18–23] , y cinco artículos sobre aplicaciones en mejoramiento para rasgos cuantitativos [24–28].</text:p>
      <text:p text:style-name="P5"/>
      <text:p text:style-name="P5">Para la futura genética cuantitativa, anticipamos que las poblaciones que se pueden usar para diseccionar la arquitectura genética de los rasgos cuantitativos estarán más diversificadas; los datos genéticos y la información genética serán más abundantes y diversos y provendrán de más fuentes y niveles; se investigarán las funciones y redes genéticas de genes de rasgos más cuantitativos; la demanda de estudios genéticos y aplicaciones de mejoramiento será más especializada y cada vez más fuerte. Teniendo en cuenta estas tendencias, y basándonos también en los artículos recopilados en este número, describimos a continuación algunas áreas de investigación que pueden tener potencial en los estudios de genética cuantitativa teórica y aplicada en un futuro próximo.</text:p>
      <text:p text:style-name="P5"/>
      <text:p text:style-name="P2">1. De poblaciones biparentales a multiparentales</text:p>
      <text:p text:style-name="P2"/>
      <text:p text:style-name="P6">El estudio genético es imposible sin el uso de una o varias poblaciones [11]. Las poblaciones segregantes biparentales se derivan de dos padres homocigóticos, como líneas dobles haploides, líneas consanguíneas recombinantes, retrocruzamiento y poblaciones F2 y F3, que se han utilizado ampliamente en estudios genéticos y mapeo de QTL. El paquete de software integrado QTL IciMapping [29] proporciona muchos métodos de análisis para datos fenotípicos y genotípicos asociados con tales poblaciones. En poblaciones biparentales, no se pueden detectar loci genéticos con genotipos idénticos en los dos padres, y el número de eventos de recombinación es relativamente limitado, lo que da como resultado una falta de precisión en el mapeo. Además, no está claro si un QTL identificado tiene múltiples alelos a menos que se estudie en otras poblaciones independientes. Para ahorrar tiempo en el desarrollo de la población e identificar más alelos en un locus, se ha empleado el mapeo de asociación (también llamado estudio de asociación del genoma completo, GWAS) en poblaciones naturales o paneles de germoplasma. GWAS depende de asociaciones de marcador-fenotipo de toda la población y eventos de recombinación histórica, y puede sufrir una estructura de población desconocida y un bajo desequilibrio de vinculación. Como resultado, el mapeo de asociación en plantas hasta ahora no ha logrado identificar un solo alelo QTL principal que haya sido valioso en los programas públicos de mejoramiento [30].</text:p>
      <text:p text:style-name="P6"/>
      <text:p text:style-name="P6">Se han desarrollado poblaciones multiparentales y se están utilizando en estudios genéticos en varias especies en los últimos diez años. En estas poblaciones, cada locus alberga múltiples alelos, el parentesco o las relaciones genéticas en las progenies están bien definidas y, en consecuencia, la estructura de la población puede definirse con precisión. Una mayor oportunidad de recombinación durante el desarrollo de la población aumenta la precisión del mapeo y la abundante variación genética permite la detección de más genes y alelos. Se han informado métodos de análisis de ligamiento, métodos de mapeo de QTL y paquetes de software asociados para poblaciones F1 de dos padres heterocigotos y de cruces dobles (o de cuatro vías) entre cuatro líneas parentales endogámicas [31–33], poblaciones de líneas puras derivadas de un cruce doble [34,35], y poblaciones de líneas puras derivadas de un cruce de ocho vías entre ocho líneas parentales consanguíneas [34,36]. En este número especial, hay un artículo que describe el uso de una población de líneas puras cruzadas de cuatro vías para mapear QTL para el contenido de aceite en la soja [22]. Anticipamos que las poblaciones multiparentales se desarrollarán y utilizarán cada vez más en estudios genéticos de rasgos cuantitativos <text:soft-page-break/>en un futuro próximo, a medida que se desarrollen métodos y herramientas de análisis. Cuando se deben considerar más progenitores en el desarrollo de la población, la selección del diseño de cruzamiento o apareamiento se convierte en un tema digno de investigación [11,32,35,36]. Mientras tanto, existe la necesidad de un análisis de interacción QTL por entorno para poblaciones multiparentales. Hasta donde sabemos, tampoco se han estudiado los métodos de mapeo epistático en poblaciones multiparentales.</text:p>
      <text:p text:style-name="P6"/>
      <text:p text:style-name="P3">2. De QTL a función génica, regulación génica y red génica</text:p>
      <text:p text:style-name="P3"><text:span text:style-name="T3"/></text:p>
      <text:p text:style-name="P3"><text:span text:style-name="T7">Como se mencionó anteriormente, la biología molecular y la genómica, junto con los métodos de mapeo de QTL de alta resolución, han tenido un impacto fundamental en los estudios de genética cuantitativa teórica y aplicada</text:span><text:span text:style-name="T3">. </text:span><text:span text:style-name="T7">La arquitectura genética se refiere al número y la ubicación del genoma de los genes que afectan un rasgo, la magnitud de sus efectos y las contribuciones relativas de los efectos genéticos aditivos, dominantes y epistáticos [37]. Diseccionar la arquitectura genética de los rasgos cuantitativos es una tarea importante y de largo plazo en genética y genética cuantitativa</text:span><text:span text:style-name="T3">. Tres artículos de este número especial abordan aspectos teóricos del mapeo de QTL: ordenación de marcadores moleculares de alta densidad en la construcción de mapas de ligamiento [13], mejora de la eficiencia del tiempo en GWAS utilizando marcadores SNP de alta densidad [15] y métodos estadísticos adecuados para GWAS multi-rasgo [16]. Varios artículos abordan la aplicación del mapeo de QTL para la forma y el color del grano en el trigo duro [18], las características de la panícula en el arroz [19], la tolerancia a la inundación de semillas en la soja [20], el número de ramas en la soja [21], el contenido de aceite de la semilla en la soja [22], rendimiento y altura de la planta en alfalfa [23] y contenido de glucosinolatos en semillas de Brassica napus [27]. En el estudio de Sobhi et al. [21], un QTL de efecto principal se localizó aún más en una región cromosómica de 116 kb de longitud y se confirmó que un gen candidato en esta región controla el número de ramas en la soja. Wang et al. [27] identificaron un gen de sulfotransferasa que tiene efectos menores pero estables en los rasgos de altura de la planta en Brassica napus.</text:span></text:p>
      <text:p text:style-name="P3"><text:span text:style-name="T3"/></text:p>
      <text:p text:style-name="P3"><text:span text:style-name="T7">Anticipamos que el mapeo de QTL seguirá siendo un enfoque importante en el análisis genético de rasgos biológicos y económicos. También esperamos que se identifiquen los genes causales y los cambios de secuencia de los QTL detectados, junto con sus funciones y vías bioquímicas desde el gen hasta el fenotipo. Si bien esto sigue siendo un desafío importante y requerirá un esfuerzo sostenido, no es imposible</text:span><text:span text:style-name="T3">. El procedimiento utilizado para dilucidar la vía de señalización de GW5 en la regulación del ancho y el peso del grano en el arroz puede servir para demostrar el tedioso esfuerzo y el largo camino de investigación desde un QTL detectado hasta su función y vía [38–41]. En 2005, se informó un QTL para el ancho de grano [38] para mostrar efectos genéticos estables en una amplia gama de entornos en dos poblaciones de mapeo, una de líneas consanguíneas recombinantes y la otra de líneas de sustitución de segmentos cromosómicos. En 2008, el QTL se mapeó con precisión en una región de puntos críticos de recombinación en el cromosoma 5 del arroz [39], y luego se aisló y caracterizó como un QTL importante para el ancho y el peso del grano [40]. Weng et al. [40] informaron que una deleción de 1212 pb se asoció con un mayor ancho de grano en el padre japonica Asominori, en comparación con el grano delgado en el padre índica IR 24. En 2017, se informó que el alelo GW5 en el locus [41] actuar en la vía de señalización de los brasinoesteroides y finalmente regular el ancho y el peso del grano en el arroz.</text:span></text:p>
      <text:p text:style-name="P3"><text:span text:style-name="T3"/></text:p>
      <text:p text:style-name="P3"><text:span text:style-name="T3">En el ejemplo anterior, pasaron 12 años desde el mapeo preliminar de QTL hasta la comprensión completa de cómo el QTL o el gen contribuyen al fenotipo final de ancho y peso de grano en el arroz. Este tiempo sería mucho más largo si se contara el desarrollo de la población para el mapeo QTL inicial. No obstante, anticipamos que, en un futuro cercano, más y más genes de rasgos cuantitativos </text:span><text:soft-page-break/><text:span text:style-name="T3">serán mapeados, aislados, clonados y analizados funcionalmente. Esta información no solo fortalece nuestra comprensión de la genética de los rasgos cuantitativos, sino que también ayuda a aplicar nuevos enfoques biotecnológicos, como la edición del genoma y el diseño molecular, en la mejora específica de los rasgos cuantitativos. Además, en ocasiones se han informado QTL o genes de efectos menores [27,42]. Se pueden detectar repetidamente en entornos y poblaciones cuando se utiliza un umbral de inclusión más bajo, y sus efectos genéticos sobre los rasgos fenotípicos se estiman en la misma dirección [42]. Estos QTL o genes menores pero estables también deben investigarse más a fondo.</text:span></text:p>
      <text:p text:style-name="P3"><text:span text:style-name="T3"/></text:p>
      <text:p text:style-name="P3">3. Aumento de la precisión de predicción en la selección genómica</text:p>
      <text:p text:style-name="P3"><text:span text:style-name="T3"/></text:p>
      <text:p text:style-name="P3"><text:span text:style-name="T7">El concepto de selección genómica (GS) fue propuesto por Meuwissen et al. [43] en 2001, con el objetivo de utilizar marcadores de ADN densamente distribuidos en todo el genoma para aumentar la eficiencia de mejorar los rasgos cuantitativos</text:span><text:span text:style-name="T3">. </text:span><text:span text:style-name="T7">La reducción en el costo de reproducción por ciclo y el aumento en la eficiencia del tiempo son dos ventajas principales de GS sobre la selección basada en fenotipos</text:span><text:span text:style-name="T3">. </text:span><text:span text:style-name="T7">GS se ha aplicado en dos casos diferentes. En el primer caso, estamos interesados ​​en la predicción de valores aditivos (de reproducción) en lugar del valor genético total, y aquí los modelos lineales aditivos que resumen los efectos de los marcadores son suficientes. En el segundo caso, nos interesa predecir los valores genéticos completos de los individuos considerando los efectos tanto aditivos como no aditivos (dominancia y epistasis), estimando así el rendimiento (valor comercial) de los cultivares</text:span><text:span text:style-name="T3">. Hay un artículo de revisión y un artículo de metodología sobre GS en este número especial [12,14]. Teniendo en cuenta las arquitecturas genéticas complicadas y variadas de diferentes rasgos cuantitativos, concluimos que aún se necesitan nuevos enfoques y algoritmos para aumentar aún más la precisión de la predicción de GS al considerar más factores genéticos y ambientales.</text:span></text:p>
      <text:p text:style-name="P3"><text:span text:style-name="T3"/></text:p>
      <text:p text:style-name="P3"><text:span text:style-name="T7">GS emplea marcadores de todo el genoma e información fenotípica de una o varias poblaciones observadas y genotipadas para establecer una asociación entre el genotipo y el fenotipo y luego para predecir valores fenotípicos en poblaciones analizadas y/o reproductoras que solo han sido genotipadas con genoma-marcadores anchos</text:span><text:span text:style-name="T3">. </text:span><text:span text:style-name="T7">Durante la última década, se han propuesto muchos modelos de predicción, que difieren entre sí en los supuestos para estimar los valores genéticos y en la complejidad computacional</text:span><text:span text:style-name="T3">. Los valores genéticos de las líneas de mejoramiento se pueden predecir para algunos ambientes utilizando un esquema de prueba incompleto de múltiples ambientes. </text:span><text:span text:style-name="T7">La complejidad surge en la predicción de los valores de líneas no observadas en ambientes específicos utilizando estimaciones de la interacción genotipo por ambiente (GE). También es importante la alta complejidad genómica de las interacciones GE para múltiples rasgos, lo que requiere el uso de modelos genéticos estadísticos que exploten las correlaciones genéticas entre entornos, rasgos y rasgos y entornos simultáneamente [44,45]</text:span><text:span text:style-name="T3">. Además, el volumen y la complejidad de los datos de GS exigen más investigación interdisciplinaria en informática, aprendizaje automático, matemáticas, física, estadística, genética y genética cuantitativa, y bioinformática. </text:span><text:span text:style-name="T7">Los algoritmos de aprendizaje profundo son poderosos para modelar patrones no lineales y se pueden incorporar a GS para integrar datos de diferentes fuentes y aumentar la precisión de la predicción</text:span><text:span text:style-name="T3">.</text:span></text:p>
      <text:p text:style-name="P3"><text:span text:style-name="T3"/></text:p>
      <text:p text:style-name="P3">4. Aplicaciones de la selección genómica en programas de mejoramiento convencional</text:p>
      <text:p text:style-name="P3"><text:span text:style-name="T3"/></text:p>
      <text:p text:style-name="P3"><text:span text:style-name="T7">El concepto de GS se ha propuesto durante 20 años, durante los cuales se han desarrollado e implementado modelos de predicción en varios lenguajes y plataformas de programación. Mientras tanto, algunas empresas privadas han adoptado GS en sus programas de cría, especialmente para animales grandes económicamente importantes. Sin embargo, la aplicación de GS en el fitomejoramiento se ha quedado atrás</text:span><text:span text:style-name="T3">. </text:span><text:span text:style-name="T7">Los factores principales pueden ser las diferencias entre animales y plantas: duración de la generación, tamaño de la población, intensidad de la selección y </text:span><text:soft-page-break/><text:span text:style-name="T7">objetivos de reproducción. Pero una de las principales razones puede ser el costo del genotipado. Cada individuo en una población reproductora recién desarrollada tiene que ser genotipado con marcadores de alta densidad para la predicción de su valor reproductivo. Las poblaciones en la cría de animales normalmente consisten en cientos o miles de descendientes, tamaños mucho más pequeños que los de la mayoría de las poblaciones de cría de plantas. Tomando el trigo como ejemplo, cada temporada un mejorador hace decenas o cientos de cruces simples, cultiva los híbridos F 1 hechos en la temporada anterior, cultiva las poblaciones F 2 (cada una de 1000–3000 plantas) derivadas de la F 1 a granel en la temporada anterior, y así sucesivamente. Por lo tanto, un mejorador de trigo produce millones de individuos segregantes y heterocigóticos y miles de líneas avanzadas en una sola temporada. Algunos programas de reproducción pueden tener dos o más temporadas en un año calendario. A pesar de que los costos de genotipado por muestra son cada vez más bajos, el costo total de genotipado de todas las plantas individuales y el costo relativo al valor del individuo (piense en una vaca lechera en comparación con una planta de trigo) todavía son demasiado altos para la mayoría de los programas de fitomejoramiento. </text:span><text:span text:style-name="T3">.</text:span></text:p>
      <text:p text:style-name="P3"><text:span text:style-name="T3"/></text:p>
      <text:p text:style-name="P3"><text:span text:style-name="T7">Afortunadamente, la colección de progenitores utilizados en el fitomejoramiento es bastante limitada, y normalmente asciende a decenas o cientos cada temporada. Puede ser aceptable que los fitomejoradores determinen el genotipo de todos los progenitores que se utilizarán para hacer cruces para un nuevo ciclo de mejoramiento. Los datos fenotípicos de estas líneas parentales ya están disponibles en ciclos de reproducción anteriores</text:span><text:span text:style-name="T3">. </text:span><text:span text:style-name="T10">Guo et al. [46] investigó la precisión de varios modelos para predecir el rendimiento de los híbridos F1 entre líneas endogámicas recombinantes derivadas del cruce de dos líneas endogámicas élite de maíz. A través de la predicción GS, los autores identificaron híbridos F1 no probados que se predijo que tendrían un mayor rendimiento de grano que el híbrido F1 comercial original. Yao et al. [47] evaluó el poder de predicción de varios modelos GS en el mejoramiento de trigo utilizando un conjunto de padres como población de entrenamiento. Al predecir el rendimiento de todos los cruces posibles, identificaron y recomendaron a los mejoradores los cruces óptimos para la mejora simultánea de la calidad y el rendimiento del grano. En este número especial se incluyen tres artículos que describen las aplicaciones de GS en el fitomejoramiento. El primero se enfoca en la predicción de la capacidad combinatoria general de las líneas endogámicas de maíz utilizando un diseño cruzado dialélico disperso [24], el segundo se enfoca en la predicción de híbridos de maíz F1 no probados a partir de un número limitado de híbridos probados entre dos grupos heteróticos [25] , y el tercero se enfoca en la información familiar de poblaciones altamente estructuradas sin datos de pedigrí [26]. Alí et al. [48] ​​utilizó una población de trigo para investigar las precisiones de predicción de varios modelos GS para rendimiento y rasgos relacionados con el rendimiento en varios escenarios de control de calidad, con imputación de genotipo faltante y con marcadores derivados de GWAS. Estos estudios sugieren direcciones futuras en la aplicación de GS en el fitomejoramiento.</text:span></text:p>
      <text:p text:style-name="P4"><text:span text:style-name="T3"/></text:p>
      <text:p text:style-name="P4">5. Herramientas de simulación, predicción y apoyo a la toma de decisiones en genética y mejoramiento</text:p>
      <text:p text:style-name="P4"><text:span text:style-name="T3"/></text:p>
      <text:p text:style-name="P4"><text:span text:style-name="T6">Se han informado muchos QTL y genes para rasgos cuantitativos para varios rasgos en plantas y animales. El reto sigue siendo para los mejoradores determinar la mejor manera de utilizar esta abundancia de información [6]. Los enfoques de simulación podrían considerar modelos genéticos más prácticos que incorporen múltiples alelos, pleiotropía, epistasis e interacción gen por medio ambiente que se han aprendido de los estudios genéticos y, por lo tanto, comparar y optimizar el método de selección en escenarios más realistas [11,28,49] . </text:span><text:span text:style-name="T3">En este número especial se incluyen varios artículos que describen herramientas: para el análisis de ligamiento y la construcción de mapas genéticos [13], para el estudio de asociación del genoma completo [15,16] y para el análisis de datos fenotípicos [17].</text:span></text:p>
      <text:p text:style-name="P4"><text:span text:style-name="T3"/></text:p>
      <text:p text:style-name="P4"><text:soft-page-break/><text:span text:style-name="T6">En </text:span><text:span text:style-name="T8">la era</text:span><text:span text:style-name="T6"> ómico, junto con la llegada de los tiempos de los grandes datos, anticipamos que las herramientas de simulación, predicción y apoyo a la toma de decisiones tienen una gran demanda en genética y reproducción.</text:span><text:span text:style-name="T3"> En un artículo que informa sobre una herramienta de simulación de cría, los autores describen su uso para comparar la SG con la selección convencional en presencia de epistasis [28]. </text:span><text:span text:style-name="T6">Estas herramientas serán de gran ayuda para los criadores que deseen comparar las eficiencias de reproducción entre las estrategias de selección, predecir el rendimiento cruzado utilizando información genética conocida e investigar el uso eficiente de QTL y GS identificados en la reproducción convencional [49]. Dichas herramientas pueden ayudar a los mejoradores a investigar muchos escenarios hipotéticos de cruzamiento y selección y permitir que se prueben y comparen rápidamente in silico antes de realizar experimentos de campo intensivos en recursos</text:span><text:span text:style-name="T3">. </text:span></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10:09:44.437652028</meta:creation-date>
    <meta:generator>LibreOffice/6.0.7.3$Linux_X86_64 LibreOffice_project/00m0$Build-3</meta:generator>
    <dc:date>2022-03-01T12:02:51.588704417</dc:date>
    <meta:editing-duration>PT57M21S</meta:editing-duration>
    <meta:editing-cycles>16</meta:editing-cycles>
    <meta:document-statistic meta:table-count="0" meta:image-count="0" meta:object-count="0" meta:page-count="6" meta:paragraph-count="21" meta:word-count="3514" meta:character-count="22416" meta:non-whitespace-character-count="18921"/>
  </office:meta>
</office:document-meta>
</file>